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6"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7"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8"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120fec" style:font-size-asian="13pt" style:font-weight-asian="bold" style:font-size-complex="13pt" style:font-weight-complex="bold"/>
    </style:style>
    <style:style style:name="P9"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1"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2" style:family="paragraph" style:parent-style-name="Standard">
      <style:paragraph-properties fo:margin-left="0cm" fo:margin-right="0cm" fo:margin-top="0cm" fo:margin-bottom="0cm" style:contextual-spacing="false" fo:line-height="200%" fo:text-indent="0cm" style:auto-text-indent="false" fo:break-before="page"/>
      <style:text-properties style:font-name="Times New Roman" fo:font-size="13pt" fo:font-weight="bold" officeooo:rsid="001648ac" officeooo:paragraph-rsid="001648ac" style:font-size-asian="13pt" style:font-weight-asian="bold" style:font-name-complex="Arial1" style:font-size-complex="13pt" style:font-weight-complex="bold"/>
    </style:style>
    <style:style style:name="P13"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4"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rsid="001408aa" officeooo:paragraph-rsid="001408aa" style:font-size-asian="14pt" style:font-weight-asian="bold" style:font-size-complex="16pt" style:font-weight-complex="bold"/>
    </style:style>
    <style:style style:name="P15"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6" style:family="paragraph" style:parent-style-name="Standard">
      <style:paragraph-properties fo:line-height="200%" fo:text-align="justify" style:justify-single-word="false"/>
      <style:text-properties style:font-name="Times New Roman" fo:font-size="13pt" fo:font-weight="bold" officeooo:paragraph-rsid="0017a3ed" style:font-size-asian="13pt" style:font-weight-asian="bold" style:font-name-complex="Times New Roman1" style:font-size-complex="13pt"/>
    </style:style>
    <style:style style:name="P17"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18"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19" style:family="paragraph" style:parent-style-name="Standard">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P20" style:family="paragraph" style:parent-style-name="Standard">
      <style:paragraph-properties fo:margin-top="0cm" fo:margin-bottom="0cm" style:contextual-spacing="false"/>
      <style:text-properties officeooo:paragraph-rsid="001408aa"/>
    </style:style>
    <style:style style:name="P21" style:family="paragraph" style:parent-style-name="Standard">
      <style:paragraph-properties fo:margin-top="0cm" fo:margin-bottom="0cm" style:contextual-spacing="false">
        <style:tab-stops>
          <style:tab-stop style:position="10.322cm"/>
        </style:tab-stops>
      </style:paragraph-properties>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22"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4c142" officeooo:paragraph-rsid="001408aa" style:font-size-asian="13pt" style:font-weight-asian="normal" style:font-size-complex="13pt" style:font-weight-complex="normal"/>
    </style:style>
    <style:style style:name="P23"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24"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408aa" style:font-size-asian="13pt" style:font-weight-asian="normal" style:font-size-complex="13pt" style:font-weight-complex="normal"/>
    </style:style>
    <style:style style:name="P25" style:family="paragraph" style:parent-style-name="Standard">
      <style:paragraph-properties fo:margin-top="0cm" fo:margin-bottom="0cm" style:contextual-spacing="false">
        <style:tab-stops>
          <style:tab-stop style:position="10.322cm"/>
        </style:tab-stops>
      </style:paragraph-properties>
      <style:text-properties fo:font-size="13pt" fo:font-weight="bold" officeooo:paragraph-rsid="001408aa" style:font-size-asian="13pt" style:font-weight-asian="bold" style:font-size-complex="13pt" style:font-weight-complex="bold"/>
    </style:style>
    <style:style style:name="P26" style:family="paragraph" style:parent-style-name="Standard">
      <style:paragraph-properties fo:margin-top="0cm" fo:margin-bottom="0cm" style:contextual-spacing="false"/>
      <style:text-properties fo:font-size="13pt" fo:font-weight="bold" officeooo:paragraph-rsid="001408aa" style:font-size-asian="13pt" style:font-weight-asian="bold" style:font-size-complex="13pt" style:font-weight-complex="bold"/>
    </style:style>
    <style:style style:name="P27" style:family="paragraph" style:parent-style-name="Standard">
      <style:paragraph-properties fo:margin-top="0cm" fo:margin-bottom="0cm" style:contextual-spacing="false"/>
      <style:text-properties fo:font-size="13pt" fo:font-weight="bold" officeooo:paragraph-rsid="001f0ad9" style:font-size-asian="13pt" style:font-weight-asian="bold" style:font-size-complex="13pt" style:font-weight-complex="bold"/>
    </style:style>
    <style:style style:name="P28" style:family="paragraph" style:parent-style-name="Standard">
      <style:paragraph-properties fo:margin-top="0cm" fo:margin-bottom="0cm" style:contextual-spacing="false"/>
      <style:text-properties fo:font-size="13pt" fo:font-weight="bold" officeooo:paragraph-rsid="00211a2e" style:font-size-asian="13pt" style:font-weight-asian="bold" style:font-size-complex="13pt" style:font-weight-complex="bold"/>
    </style:style>
    <style:style style:name="P2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30"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89754" style:font-size-asian="13pt" style:font-weight-asian="normal" style:font-size-complex="13pt" style:font-weight-complex="normal"/>
    </style:style>
    <style:style style:name="P31"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9937d" style:font-size-asian="13pt" style:font-weight-asian="normal" style:font-size-complex="13pt" style:font-weight-complex="normal"/>
    </style:style>
    <style:style style:name="P3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33"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P34"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219d3e" style:font-size-asian="13pt" style:font-weight-asian="normal" style:font-size-complex="13pt" style:font-weight-complex="normal"/>
    </style:style>
    <style:style style:name="P3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3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3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1648ac" style:font-size-asian="13pt" style:font-weight-asian="bold" style:font-size-complex="13pt" style:font-weight-complex="bold"/>
    </style:style>
    <style:style style:name="P3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officeooo:paragraph-rsid="0020e62a"/>
    </style:style>
    <style:style style:name="P39"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paragraph-rsid="00189754" style:font-size-asian="13pt" style:font-weight-asian="bold" style:font-size-complex="13pt" style:font-weight-complex="bold"/>
    </style:style>
    <style:style style:name="P40"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paragraph-rsid="0019937d" style:font-size-asian="13pt" style:font-weight-asian="bold" style:font-size-complex="13pt" style:font-weight-complex="bold"/>
    </style:style>
    <style:style style:name="P41"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42"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43"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44" style:family="paragraph" style:parent-style-name="Footnote">
      <style:text-properties officeooo:paragraph-rsid="0020e62a"/>
    </style:style>
    <style:style style:name="T1" style:family="text">
      <style:text-properties fo:font-style="italic" officeooo:rsid="00110b92" style:font-style-asian="italic" style:font-style-complex="italic"/>
    </style:style>
    <style:style style:name="T2" style:family="text">
      <style:text-properties officeooo:rsid="00110b92"/>
    </style:style>
    <style:style style:name="T3" style:family="text">
      <style:text-properties officeooo:rsid="00111b9b"/>
    </style:style>
    <style:style style:name="T4" style:family="text">
      <style:text-properties fo:font-weight="bold" style:font-weight-asian="bold" style:font-weight-complex="bold"/>
    </style:style>
    <style:style style:name="T5" style:family="text">
      <style:text-properties fo:font-weight="bold" officeooo:rsid="000db9d2" style:font-weight-asian="bold" style:font-weight-complex="bold"/>
    </style:style>
    <style:style style:name="T6" style:family="text">
      <style:text-properties fo:font-weight="bold" officeooo:rsid="00219d3e" style:font-weight-asian="bold" style:font-weight-complex="bold"/>
    </style:style>
    <style:style style:name="T7" style:family="text">
      <style:text-properties fo:font-weight="bold" style:font-weight-asian="bold" style:font-name-complex="Times New Roman1"/>
    </style:style>
    <style:style style:name="T8" style:family="text">
      <style:text-properties officeooo:rsid="000aa28a" style:font-name-complex="Arial1"/>
    </style:style>
    <style:style style:name="T9" style:family="text">
      <style:text-properties officeooo:rsid="0011af33" style:font-name-complex="Arial1"/>
    </style:style>
    <style:style style:name="T10" style:family="text">
      <style:text-properties officeooo:rsid="0012b5ea" style:font-name-complex="Arial1"/>
    </style:style>
    <style:style style:name="T11" style:family="text">
      <style:text-properties officeooo:rsid="0014069d" style:font-name-complex="Arial1"/>
    </style:style>
    <style:style style:name="T12" style:family="text">
      <style:text-properties officeooo:rsid="000aa28a"/>
    </style:style>
    <style:style style:name="T13" style:family="text">
      <style:text-properties officeooo:rsid="000b6b4f"/>
    </style:style>
    <style:style style:name="T14" style:family="text">
      <style:text-properties officeooo:rsid="000c77ed"/>
    </style:style>
    <style:style style:name="T15" style:family="text">
      <style:text-properties officeooo:rsid="000db9d2"/>
    </style:style>
    <style:style style:name="T16" style:family="text">
      <style:text-properties fo:font-weight="normal" style:font-weight-asian="normal" style:font-weight-complex="normal"/>
    </style:style>
    <style:style style:name="T17" style:family="text">
      <style:text-properties fo:font-weight="normal" officeooo:rsid="000db9d2" style:font-weight-asian="normal" style:font-weight-complex="normal"/>
    </style:style>
    <style:style style:name="T18" style:family="text">
      <style:text-properties fo:font-weight="normal" officeooo:rsid="00120fec" style:font-weight-asian="normal" style:font-weight-complex="normal"/>
    </style:style>
    <style:style style:name="T19" style:family="text">
      <style:text-properties fo:font-weight="normal" officeooo:rsid="0011313f" style:font-weight-asian="normal" style:font-weight-complex="normal"/>
    </style:style>
    <style:style style:name="T20" style:family="text">
      <style:text-properties officeooo:rsid="000e2899"/>
    </style:style>
    <style:style style:name="T21" style:family="text">
      <style:text-properties officeooo:rsid="000f0080"/>
    </style:style>
    <style:style style:name="T22" style:family="text">
      <style:text-properties officeooo:rsid="00100529"/>
    </style:style>
    <style:style style:name="T23" style:family="text">
      <style:text-properties officeooo:rsid="00120fec"/>
    </style:style>
    <style:style style:name="T24"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5" style:family="text">
      <style:text-properties style:text-underline-style="solid" style:text-underline-width="auto" style:text-underline-color="font-color" fo:font-weight="normal" officeooo:rsid="0004c142" style:font-weight-asian="normal" style:font-weight-complex="normal"/>
    </style:style>
    <style:style style:name="T26" style:family="text">
      <style:text-properties style:text-underline-style="solid" style:text-underline-width="auto" style:text-underline-color="font-color" fo:font-weight="normal" officeooo:rsid="00055394" style:font-weight-asian="normal" style:font-weight-complex="normal"/>
    </style:style>
    <style:style style:name="T27" style:family="text">
      <style:text-properties style:text-underline-style="solid" style:text-underline-width="auto" style:text-underline-color="font-color" fo:font-weight="normal" officeooo:rsid="001f0ad9" style:font-weight-asian="normal" style:font-weight-complex="normal"/>
    </style:style>
    <style:style style:name="T28" style:family="text">
      <style:text-properties style:text-underline-style="solid" style:text-underline-width="auto" style:text-underline-color="font-color" fo:font-weight="normal" officeooo:rsid="00211a2e" style:font-weight-asian="normal" style:font-weight-complex="normal"/>
    </style:style>
    <style:style style:name="T29" style:family="text">
      <style:text-properties officeooo:rsid="0011313f"/>
    </style:style>
    <style:style style:name="T30" style:family="text">
      <style:text-properties officeooo:rsid="0011832d"/>
    </style:style>
    <style:style style:name="T31" style:family="text">
      <style:text-properties officeooo:rsid="001579fa"/>
    </style:style>
    <style:style style:name="T32" style:family="text">
      <style:text-properties officeooo:rsid="0016c640"/>
    </style:style>
    <style:style style:name="T33" style:family="text">
      <style:text-properties officeooo:rsid="0018e66b"/>
    </style:style>
    <style:style style:name="T34" style:family="text">
      <style:text-properties officeooo:rsid="0019fb3b"/>
    </style:style>
    <style:style style:name="T35" style:family="text">
      <style:text-properties officeooo:rsid="001648ac"/>
    </style:style>
    <style:style style:name="T36" style:family="text">
      <style:text-properties style:font-name="Times New Roman" fo:font-size="13pt" fo:font-weight="normal" style:font-size-asian="13pt" style:font-weight-asian="normal" style:font-size-complex="13pt" style:font-weight-complex="normal"/>
    </style:style>
    <style:style style:name="T37" style:family="text">
      <style:text-properties style:font-name="Times New Roman" fo:font-size="13pt" fo:font-weight="normal" officeooo:rsid="0011313f" style:font-size-asian="13pt" style:font-weight-asian="normal" style:font-size-complex="13pt" style:font-weight-complex="normal"/>
    </style:style>
    <style:style style:name="T38" style:family="text">
      <style:text-properties style:font-name="Times New Roman" fo:font-size="13pt" fo:font-weight="normal" officeooo:rsid="0011832d" style:font-size-asian="13pt" style:font-weight-asian="normal" style:font-size-complex="13pt" style:font-weight-complex="normal"/>
    </style:style>
    <style:style style:name="T39" style:family="text">
      <style:text-properties style:font-name="Times New Roman" fo:font-size="13pt" fo:font-weight="normal" officeooo:rsid="0020e62a" style:font-size-asian="13pt" style:font-weight-asian="normal" style:font-size-complex="13pt" style:font-weight-complex="normal"/>
    </style:style>
    <style:style style:name="T40" style:family="text">
      <style:text-properties style:font-name="Times New Roman" fo:font-size="13pt" fo:font-weight="normal" officeooo:rsid="001caee4" style:font-size-asian="13pt" style:font-weight-asian="normal" style:font-size-complex="13pt" style:font-weight-complex="normal"/>
    </style:style>
    <style:style style:name="T41" style:family="text">
      <style:text-properties style:font-name="Times New Roman" fo:font-size="13pt" fo:font-weight="normal" officeooo:rsid="00202503" style:font-size-asian="13pt" style:font-weight-asian="normal" style:font-size-complex="13pt" style:font-weight-complex="normal"/>
    </style:style>
    <style:style style:name="T42" style:family="text">
      <style:text-properties style:font-name-complex="Times New Roman1"/>
    </style:style>
    <style:style style:name="T43" style:family="text">
      <style:text-properties officeooo:rsid="00186d1f"/>
    </style:style>
    <style:style style:name="T44" style:family="text">
      <style:text-properties officeooo:rsid="00189754"/>
    </style:style>
    <style:style style:name="T45" style:family="text">
      <style:text-properties officeooo:rsid="0019937d"/>
    </style:style>
    <style:style style:name="T46" style:family="text">
      <style:text-properties officeooo:rsid="001b0eb1"/>
    </style:style>
    <style:style style:name="T47" style:family="text">
      <style:text-properties officeooo:rsid="001caee4"/>
    </style:style>
    <style:style style:name="T48" style:family="text">
      <style:text-properties officeooo:rsid="001f0ad9"/>
    </style:style>
    <style:style style:name="T49" style:family="text">
      <style:text-properties officeooo:rsid="0020e62a"/>
    </style:style>
    <style:style style:name="T50" style:family="text">
      <style:text-properties officeooo:rsid="00219d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ocumentation et gestion de document informatiques</text:p>
      <text:p text:style-name="P3">420—DM</text:p>
      <text:p text:style-name="P3"/>
      <text:p text:style-name="P3"/>
      <text:p text:style-name="P3"/>
      <text:p text:style-name="P11">L'évolution des périphériques et des support d'informations</text:p>
      <text:p text:style-name="P3"/>
      <text:p text:style-name="P3"/>
      <text:p text:style-name="P3">Travail présenté à </text:p>
      <text:p text:style-name="P3">Louis Marchand et Jonathan Gareau</text:p>
      <text:p text:style-name="P3"/>
      <text:p text:style-name="P3"/>
      <text:p text:style-name="P3">Fait par :</text:p>
      <text:p text:style-name="P3">David Brousseau,</text:p>
      <text:p text:style-name="P3">Karyne</text:p>
      <text:p text:style-name="P3">Marc-André</text:p>
      <text:p text:style-name="P3"/>
      <text:p text:style-name="P3"/>
      <text:p text:style-name="P3"/>
      <text:p text:style-name="P3">Cégep de Drummondville</text:p>
      <text:p text:style-name="P3">Le?? mai 2013</text:p>
      <text:p text:style-name="P12">Introduction</text:p>
      <text:p text:style-name="P17"><text:span text:style-name="T8">Que l'on parle de votre iPod, votre lecteur MP3, votre téléphone mobile, votre ordinateur de bureau, votre </text:span><text:span text:style-name="T9">voiture</text:span><text:span text:style-name="T8">, ou même votre cafetiè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on veut, quand on veut </text:span><text:span text:style-name="T10">et où on veut </text:span><text:span text:style-name="T8">.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text:span><text:span text:style-name="T10">inatteignable.</text:span><text:span text:style-name="T8">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10">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ext:span><text:soft-page-break/><text:span text:style-name="T10">Tout d'abord, nous verrons la majestueuse évolution des divers périphériques de stockage qui ont énormément évolués depuis le modèle de la carte perforé, jusqu'à aujourd'hui, les nouveaux «Solid State Drives» (SSD), qui est, sans aucun doute, une des fameuses technologies qui sera très présente autour de nous lors des prochaines années. </text:span><text:span text:style-name="T11">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p>
      <text:p text:style-name="P18"/>
      <text:p text:style-name="P6">La carte perforé</text:p>
      <text:p text:style-name="P18">La carte et ruban perforés sont les deux premier support d'entré et de sortie. C'est 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text:soft-page-break/>colone et <text:s/>sur 12 ligne parallèle a la longueur. Stocker dans dans un boitier pouvant contenir 2000 carte. La lecture se faisait à l'aide d'une aiguille qui passait en revue les ligne et les colonnes.</text:p>
      <text:p text:style-name="P4"/>
      <text:p text:style-name="P6">Le ruban perforé</text:p>
      <text:p text:style-name="P18">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18"/>
      <text:p text:style-name="P6">La bande magnétique</text:p>
      <text:p text:style-name="P18"><text:span text:style-name="T12">La b</text:span>ande magnétique <text:span text:style-name="T12">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18"/>
      <text:p text:style-name="P18"><text:tab/></text:p>
      <text:p text:style-name="P18"><text:soft-page-break/><text:s/><text:span text:style-name="T12">les d</text:span>onné<text:span text:style-name="T12">es étaient entassées</text:span> dans des bloc, séparé par des interval, qui permet de s'arreter avant de prendre une lecture. <text:span text:style-name="T12">C'était possible</text:span> de lire <text:span text:style-name="T12">la bande</text:span> dans les deux sens. Des collant sont collé sur la bande <text:span text:style-name="T12">pour nous indiquier</text:span> le début et la fin de la zonne de donné. C'est le raport prix/densité qui en fait un support de choix pour la sauvegarde informatique au XXe siecle. <text:span text:style-name="T12">Cette dernière a une </text:span>duré de vie entre 10 et 20 pouvant atteindre le 40 si bien entreposer. <text:span text:style-name="T12">La c</text:span>ouche magnétique sur la bande <text:span text:style-name="T12">aide à l'écriture</text:span>.</text:p>
      <text:p text:style-name="P18"/>
      <text:p text:style-name="P7"><text:span text:style-name="T12">Le d</text:span>isque dure</text:p>
      <text:p text:style-name="P18"><text:span text:style-name="T12">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 <text:span text:style-name="T23">Le disque dure comporte 3 defaut à ne pas négliger. Soit le mécanique et la fragilité d'une part, les nuisances sonore du à lecture des donnés et bien evidement le temps de réponse. Le disque </text:span><text:soft-page-break/><text:span text:style-name="T23">tournant à l'intérieur du disque dure doit faire un demi tours pour lire les données.</text:span></text:p>
      <text:p text:style-name="P18"/>
      <text:p text:style-name="P7"><text:span text:style-name="T12">La d</text:span>isquette</text:p>
      <text:p text:style-name="P18"><text:tab/><text:span text:style-name="T13">En </text:span>1967, <text:span text:style-name="T13">l'</text:span>apparition de la disquette dans sa version 8pouce <text:span text:style-name="T13">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span></text:p>
      <text:p text:style-name="P18"/>
      <text:p text:style-name="P7"><text:span text:style-name="T13">La d</text:span>isquette Zip</text:p>
      <text:p text:style-name="P18"><text:tab/><text:span text:style-name="T13">En </text:span>1994, <text:span text:style-name="T13">on vit</text:span> appar<text:span text:style-name="T13">aitre</text:span> la disquette zip. <text:span text:style-name="T13">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présent sur la disquette. Il y avait aussi un outil d'archivage et de backup.</text:span></text:p>
      <text:p text:style-name="P18"/>
      <text:p text:style-name="P7">L<text:span text:style-name="T13">e d</text:span>isque Jazz</text:p>
      <text:p text:style-name="P18"><text:tab/><text:span text:style-name="T13">Ce dernier est apparut en </text:span>1995 – apparition du disque <text:span text:style-name="T13">et cesser d'être commercialiser en 2002. C'était le succésseur direct de la disquette zip. Les lecteurs et les </text:span><text:soft-page-break/><text:span text:style-name="T13">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span></text:p>
      <text:p text:style-name="P18"/>
      <text:p text:style-name="P7"><text:span text:style-name="T13">Le d</text:span>isque magnéto-optique</text:p>
      <text:p text:style-name="P18"><text:tab/><text:span text:style-name="T13">Créer vers la fin des années 80, son fonctionnement est purement optique. L'écriture se fait à l'aide d'un lazer qui chauffe le point concerné pour y incrire les données.</text:span></text:p>
      <text:p text:style-name="P18"/>
      <text:p text:style-name="P7"><text:span text:style-name="T13">Le d</text:span>isque optique</text:p>
      <text:p text:style-name="P18"><text:tab/><text:span text:style-name="T13">En </text:span>1978, <text:span text:style-name="T13">l'</text:span>invention du disque par <text:span text:style-name="T13">S</text:span>onny <text:span text:style-name="T13">C</text:span>orporation, <text:span text:style-name="T13">P</text:span>hilips et <text:span text:style-name="T13">H</text:span>itachie <text:span text:style-name="T13">voit le jours. En 1995, le DVD un disque avec une plus grande capacité est créer. Toujours dans l'optique d'accroite la qualité et les capacité du disque on note les premieres apparition du blu-ray en 2000. Ce dernier est un disque haute définition. </text:span><text:span text:style-name="T14">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18"/>
      <text:p text:style-name="P7"><text:soft-page-break/><text:span text:style-name="T14">La m</text:span>émoire flash (carte mémoire <text:span text:style-name="T14">et clés USB</text:span>)</text:p>
      <text:p text:style-name="P18"><text:tab/><text:span text:style-name="T14">En </text:span>1988, le flash NOR <text:span text:style-name="T14">est </text:span>inventé par Fujio Masuoka. <text:span text:style-name="T14">Poursuivi </text:span>1<text:span text:style-name="T14">du</text:span> flash NAND <text:span text:style-name="T14">en 1989. Ce n'est qu'en 2008 qu'on voit l'apparition de la clée USB et en 2010 les Sdcard qui font office de standard de stockage. <text:s/>Il existe une panoplie de carte mémoire, la plus répandu est la « Sd » » qui offre une possibilité de gérer les droit d'auteur et de chiffré les donnés.</text:span></text:p>
      <text:p text:style-name="P18"/>
      <text:p text:style-name="P7"><text:span text:style-name="T14">Le d</text:span>isque SSD</text:p>
      <text:p text:style-name="P18"><text:tab/><text:span text:style-name="T14">Sa premiere apparution fu en 1970. Il fut popularisé plus tard. Les données sont stocké sur de la mémoire flash de la même manière qu'une clé usb. </text:span><text:span text:style-name="T23">C'est l'équivalent d'une énorme clée USB qui est dans l'ordinateur et qui est utilisé comme un disque dure normal hdd. À l'apparition du SSD les disques hdd tounre en moyenne 7200 tr/min soit 4,2 ms de latence. Alors que le ssd fait plus de 500 Mo/s.</text:span></text:p>
      <text:p text:style-name="P18"><text:tab/></text:p>
      <text:p text:style-name="P7"><text:span text:style-name="T14">Le s</text:span>erveur distant</text:p>
      <text:p text:style-name="P18"><text:tab/><text:span text:style-name="T14">En </text:span>1970, les premier serveur font leur apparition. <text:span text:style-name="T14">En 1975, poste canada met en place un serveur en vu d'utiliser des moyen électronique pour envoyé du courrier. Entre 1980 et 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4"><text:span text:style-name="T14">Les réseaux distant transmet l'information via l'internet ou un cable réseau. Elle peu </text:span><text:soft-page-break/><text:span text:style-name="T14">emménager </text:span><text:s/>l<text:span text:style-name="T14">'</text:span>informationsur un méga disque qui sert de serveur. <text:span text:style-name="T14">Comparativement au cloud qui lui tout se fait sur internet. Ce qui nous amène à parler plus en profondeur du cloud computing.</text:span></text:p>
      <text:p text:style-name="P18"/>
      <text:p text:style-name="P41"><text:span text:style-name="T14">Le c</text:span>loud computing</text:p>
      <text:p text:style-name="P32"><text:span text:style-name="T14">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32"/>
      <text:p text:style-name="P32">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text:soft-page-break/>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18"/>
      <text:p text:style-name="P16">La sécurité du cloud</text:p>
      <text:p text:style-name="P19"><text:span text:style-name="T7"><text:s/><text:tab/></text:span><text:span text:style-name="T42">Le cloud computing peut aussi comporter beaucoup de risques tout comme chaque apparition d’une nouvelle technologie. Mais il va s’en dire qu’il peut quand même créer de nouveaux problèmes non découverts ou non compris par des experts, puisque c’est une technologie encore un peu vague. La sécurité du cloud dépendant de la gestion des entreprises qui utilisent ce genre de technologie. Si les entreprises ne font pas les mises à jour et tout ce qu’il faut pour réussir à garantir une totale sécurité, comme une bonne gestion de l’identité, il est beaucoup plus risqué d’utiliser le cloud. Selon l'avis d'une dizaine d'experts travaillant chez Microsoft, Kaspersky, Symantec, Google, etc., il comporterait, d’après leur rapport, au moins 35 risques plus ou moins importants. Le principal risque touche les données. Les informations confidentielles allant de la plus importante à une information anodine pourraient être volées. Il y aurait plusieurs failles dans le système d’exploitation et dans les procédures de sécurité trouvées par des experts qui font en sorte que des pirates pourraient facilement s’infiltrer dans les réseaux et que les dispersions de données voleraient vers d’autres nuages (volées par des </text:span><text:soft-page-break/><text:span text:style-name="T42">fraudeurs ou simplement perdues quelques parts dans la multitude de serveur, etc.).</text:span></text:p>
      <text:p text:style-name="P32"/>
      <text:p text:style-name="P42">Le post-cloud computing</text:p>
      <text:p text:style-name="P35">Et maintenant? <text:span text:style-name="T20">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20">urant cette recherche, j'ai appris que la plus part des bugs ne sont pas causé par des virus, mais plutot par des gens ordinaire comme nous qui ne savent tout simplement pas se servir correctement de l'ordinateur. Les 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21">Certaine compagnie parle même d'implanter cette puce à même les écrans d'ordinateur, de sorte que les usager n'est plus a se soucier de l'état de leur ordinateurs. Mais encore là la question se pose, les 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22">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35"><text:soft-page-break/></text:p>
      <text:p text:style-name="P43">Prise de positio<text:span text:style-name="T35">n</text:span></text:p>
      <text:p text:style-name="P33">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 <text:span text:style-name="T43">et de </text:span>compréhension? </text:p>
      <text:p text:style-name="P29"/>
      <text:p text:style-name="P37"><text:span text:style-name="T16">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quelques années avant </text:span><text:span text:style-name="T19">que</text:span><text:span text:style-name="T16"> nos nouveaux appareils </text:span><text:span text:style-name="T19">en arrivent à leur limite</text:span><text:span text:style-name="T16">. Donc, la constante évolution est un facteur très important pour ne pas se retrouver à être limité par les capacités que nous offre la technologie la plus récente.</text:span></text:p>
      <text:p text:style-name="P29"/>
      <text:p text:style-name="P30">Malgré <text:span text:style-name="T29">le fait </text:span>que la plupart des découvertes technologiques sont très <text:soft-page-break/>impressionnantes et nous font part d'une multitudes d'avantages incroyables, ils demeurent néanmoins de plus en plus difficiles à utiliser que leur prédécesseur, par leur complexité, leur prix, leur durée de vie, leur niveau de sécurité, etc. </text:p>
      <text:p text:style-name="P30"/>
      <text:p text:style-name="P39"><text:span text:style-name="T44">HDD versus SSD</text:span></text:p>
      <text:p text:style-name="P31">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text:soft-page-break/>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text:p>
      <text:p text:style-name="P31"/>
      <text:p text:style-name="P40"><text:span text:style-name="T45">Défaillances du système de Cloud</text:span></text:p>
      <text:p text:style-name="P38"><text:span text:style-name="T36">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text:span text:style-name="T37">connexion</text:span><text:span text:style-name="T36">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text:span text:style-name="T38">événement</text:span><text:span text:style-name="T36"> dont personne ne veut être victime. Un autre point qui touche énormément les entreprises est celui du coût qui peut largement, à long terme, devenir bien moins économique que l'ancienne méthode de travaille avant le Cloud Computing. </text:span><text:span text:style-name="T39">En effet, </text:span><text:soft-page-break/><text:span text:style-name="T39">lors de certaines utilisations du Cloud, celui-ci peut devenir beaucoup plus coûteux que le système traditionnel de travail utilisé par chaque entreprise auparavant. De plus, sans que certains ne soient même au courant, le Cloud contient des coûts cachés. «</text:span><text:span text:style-name="T49">Dans le Cloud d'Amazon, par exemple, le téléchargement de données dans le Cloud est gratuit, mais la sortie de données est payant[e], ainsi que les ressources réseaux qui sont utilisées pour le faire. D'une certaine manière, les fournisseurs de Cloud veulent que les données de leurs clients deviennent liées à leurs services. </text:span><text:span text:style-name="T39">»</text:span><text:span text:style-name="T39"><text:note text:id="ftn0" text:note-class="footnote"><text:note-citation>1</text:note-citation><text:note-body><text:p text:style-name="P44"><text:span text:style-name="T49">http://www.reseaux-telecoms.net/actualites/imprimer-le-cloud-n-est-pas-l-avenir-de-l-informatique-selon-forrester-research-25798.html</text:span></text:p></text:note-body></text:note></text:span><text:span text:style-name="T36"> Un autre point néfaste est celui du contrat, où l'entreprise doit bien prendre soin de respecter chacun des points inclus dans le contrat. En effet</text:span><text:span text:style-name="T40">, l'entreprise dois aussi s'assurer que le contrat entre elle et son fournisseur de services de Cloud est bel est bien celui qu'il le désire. En effet, l'entreprise doit s'assurer que, dans le contrat, les contraintes en ce qui a trait à la localisation des serveurs pour héberger les données, les contraintes de la garantie de la sécurité et de la confidentialité des informations ainsi que les réglementations spécifiques à certains types de données sont bien celles auxquelles l'entreprise le désire. De plus, il y</text:span><text:span text:style-name="T36"> </text:span><text:span text:style-name="T40">a d'autres types de contraintes telles que les contraintes pratiques (disponibilité des données ainsi qu'une version de sauvegarde de celles-ci) et les contraintes techniques (interopérabilité entre les systèmes</text:span><text:span text:style-name="T41">).</text:span><text:span text:style-name="T40"> </text:span><text:span text:style-name="T36">Un autre désavantage, celui du choix de l'hébergeur du Cloud. Si votre hébergeur ne peut pas suivre l'avancement de cette technologie, cela vous </text:span><text:span text:style-name="T38">obligent</text:span><text:span text:style-name="T36">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text:span><text:soft-page-break/><text:span text:style-name="T36">démontrer que, dans certains cas, la technologie n'est peut-être pas si révolutionnaire que l'on pourrait le croire. Donc, malgré les avancées technologiques, bon nombre de ces nouveautés sont parfois risqué</text:span><text:span text:style-name="T38">e</text:span><text:span text:style-name="T36">s à utiliser par un quelconque utilisateur ne connaissant pas les mise en gardes auxquelles il devrait porter attention pour ne pas bêtement gaspiller ses économies ou voir du contenu privé se retrouver chez des entreprises adverses. </text:span><text:span text:style-name="T38">I</text:span><text:span text:style-name="T36">l faut </text:span><text:span text:style-name="T38">donc </text:span><text:span text:style-name="T36">être, </text:span><text:span text:style-name="T38">dans certains cas,</text:span><text:span text:style-name="T36"> </text:span><text:span text:style-name="T38">extrêmement</text:span><text:span text:style-name="T36"> vigilant avec les avancées technologiques. </text:span></text:p>
      <text:p text:style-name="P31"><text:span text:style-name="T30"/></text:p>
      <text:p text:style-name="P40"><text:span text:style-name="T45">Les innovations couronnées</text:span></text:p>
      <text:p text:style-name="P31"><text:span text:style-name="T30">Il n'en reste pas moins, qu'à mon avis, les innovations dans le domaine des périphériques de stockage devien</text:span><text:span text:style-name="T45">nen</text:span><text:span text:style-name="T30">t de plus en plus importante</text:span><text:span text:style-name="T45">s</text:span><text:span text:style-name="T30">, et que, malgré quelques désavantages, au</text:span><text:span text:style-name="T31">x</text:span><text:span text:style-name="T30">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31">ême si</text:span><text:span text:style-name="T30">, justement, la nécessité d'avoir un matériel plus performant que l'ancien dont nous étions alors équipé est aussi un autre désavantage, </text:span><text:span text:style-name="T31">mais, l'augmentation des performance</text:span><text:span text:style-name="T32">s</text:span><text:span text:style-name="T31"> nous donne tout de même </text:span><text:span text:style-name="T32">la possibilité </text:span><text:span text:style-name="T31">d'exécuter des tâches qui </text:span><text:span text:style-name="T32">demandent plus 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text:span><text:soft-page-break/><text:span text:style-name="T32">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33">moins de</text:span><text:span text:style-name="T32"> 0,10$/Go, </text:span><text:span text:style-name="T34">soit une réduction du rapport capacité/prix de 100 000 000 de fois moins cher qu'au tout début</text:span><text:span text:style-name="T32">! </text:span><text:span text:style-name="T34">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 </text:span><text:span text:style-name="T46">Et du côté de ce dangereux Cloud? À mon avis, il sera, un de ces jours, bien plus sécuritaire qu'il ne l'est en ce moment même. En effet, bien qu'il ne soit pas très sécuritaire de nos jours, il évoluera à la manière de bien d'autres concepts avant lui qui n'était pas du tout sécuritaires, </text:span><text:span text:style-name="T47">et qui, pourtant, sont soit, devenus sécuritaires, ou bien des dérivés de ces concepts ont vu le jour et ce en étant des concepts amélioré et plus fiable. </text:span><text:span text:style-name="T50"><text:line-break/><text:line-break/></text:span><text:span text:style-name="T6">Verdict Final</text:span></text:p>
      <text:p text:style-name="P34"><text:span text:style-name="T50">Aux finales, il faut se l'avouer. De nombreux désavantages sont présents, mais, les avantages viennent bien vite contrebalancer. Il ne faut pas oublier que, comme peu importe quoi, ou qui, rien ni personne n'est parfait ni le sera jamais. Par contre, il y a toujours place à l'amélioration, et c'est bien là que réside la force des nouvelles technologies. En effet, sans ce progrès fulgurant dans la matière, nous serions sans doute encore avec périphériques de stockages de très faible taille, et l'évolution ne pourrait pas se faire au même rythme qu'elle se fait aujourd'hui. Donc, il est tout à fait évident que les avantages se font de plus en plus </text:span><text:soft-page-break/><text:span text:style-name="T50">nombreux comparativement aux désavantages qui, avec quelques années, ne seront plus aussi importantes.</text:span></text:p>
      <text:p text:style-name="P34"><text:span text:style-name="T50"/></text:p>
      <text:p text:style-name="P43">Conclusion</text:p>
      <text:p text:style-name="P36">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3"><text:span text:style-name="T15">Glossaire</text:span> :</text:p>
      <text:p text:style-name="P4"/>
      <text:p text:style-name="P8"><text:span text:style-name="T23">Latence :</text:span><text:span text:style-name="T18"> Décalage de temps entre un stimulus et une réaction.</text:span></text:p>
      <text:p text:style-name="P10"/>
      <text:p text:style-name="P9"><text:span text:style-name="T15">Outil de type catalogue :</text:span><text:span text:style-name="T17"> </text:span><text:span text:style-name="T18">Se présente sous base de données, le catalogue permet d'effectuer des recherches, ou d'ordonné des informations pour les retrouver plus facilement.</text:span></text:p>
      <text:p text:style-name="P4"/>
      <text:p text:style-name="P4"><text:span text:style-name="T5">P</text:span><text:span text:style-name="T4">ériphérique :</text:span> <text:span text:style-name="T15">Ajout matériel à l'ordinateur pour pouvoir lire l</text:span>e<text:span text:style-name="T15">s</text:span> disque<text:span text:style-name="T15">s</text:span>, <text:span text:style-name="T15">les </text:span>disquette<text:span text:style-name="T15">s, etc</text:span>.</text:p>
      <text:p text:style-name="P4"/>
      <text:p text:style-name="P5"><text:span text:style-name="T5">Pits :</text:span><text:span text:style-name="T15"> Cavité dont la longueur vascile entre 0,833 et 3,56 microns et la largeur de 0,6 micron</text:span></text:p>
      <text:p text:style-name="P4"/>
      <text:p text:style-name="P4"><text:span text:style-name="T5">S</text:span><text:span text:style-name="T4">upport d'information :</text:span> <text:span text:style-name="T15">L</text:span>e support d'information est <text:span text:style-name="T15">une clée USB, un CD ou une disquette. À ne pas confondre avec le périphériques.</text:span></text:p>
      <text:p text:style-name="P14">Bibliographie</text:p>
      <text:p text:style-name="P20"><text:a xlink:type="simple" xlink:href="http://www.jeanphilippepernin.net/ressources/1.%20technologie%20informatique/presentations/peripherique%20de%20stockage.pdf"><text:span text:style-name="T24">http://www.jeanphilippepernin.net/ressources/1.%20technologie%20informatique/presentations/peripherique%20de%20stockage.pdf</text:span></text:a></text:p>
      <text:p text:style-name="P21"/>
      <text:p text:style-name="P25"><text:a xlink:type="simple" xlink:href="http://fr.wikipedia.org/wiki/Support_d%27information#Support_de_l.27information"><text:span text:style-name="T25">http://fr.wikipedia.org/wiki/Support_d%27information#Support_de_l.27information</text:span></text:a></text:p>
      <text:p text:style-name="P22"/>
      <text:p text:style-name="P20"><text:a xlink:type="simple" xlink:href="http://www.anael.eu/bts_ig/AMSI/Chapitre_8_-_Les_peripheriques_de_stockage.pdf"><text:span text:style-name="Internet_20_link"><text:span text:style-name="T24">http://www.anael.eu/bts_ig/AMSI/Chapitre_8_-_Les_peripheriques_de_stockage.pdf</text:span></text:span></text:a></text:p>
      <text:p text:style-name="P23"/>
      <text:p text:style-name="P20"><text:a xlink:type="simple" xlink:href="http://www.patrick-roch.com/ingemeca/docs/_Genie_Informatique/Technologies%20des%20composants/P%E9riph%E9riques%20de%20stockage/P%E9riph%E9riques%20de%20stockagemagn%E9tiqueetoptique.PDF"><text:span text:style-name="Internet_20_link"><text:span text:style-name="T24">http://www.patrick-roch.com/ingemeca/docs/_Genie_Informatique/Technologies%20des%20composants/P%E9riph%E9riques%20de%20stockage/P%E9riph%E9riques%20de%20stockage%20magn%E9tique%20et%20optique.PDF</text:span></text:span></text:a></text:p>
      <text:p text:style-name="P20"><text:a xlink:type="simple" xlink:href="http://fr.wikipedia.org/wiki/Disque_dur"><text:span text:style-name="T24"/></text:a></text:p>
      <text:p text:style-name="P20"><text:a xlink:type="simple" xlink:href="http://fr.wikipedia.org/wiki/Disque_dur"><text:span text:style-name="Internet_20_link"><text:span text:style-name="T24">http://fr.wikipedia.org/wiki/Disque_dur</text:span></text:span></text:a></text:p>
      <text:p text:style-name="P20"><text:a xlink:type="simple" xlink:href="http://fr.wikipedia.org/wiki/Solid_State_Drive"><text:span text:style-name="T24"/></text:a></text:p>
      <text:p text:style-name="P20"><text:a xlink:type="simple" xlink:href="http://fr.wikipedia.org/wiki/Solid_State_Drive"><text:span text:style-name="Internet_20_link"><text:span text:style-name="T24">http://fr.wikipedia.org/wiki/Solid_State_Drive</text:span></text:span></text:a></text:p>
      <text:p text:style-name="P23"/>
      <text:p text:style-name="P20"><text:a xlink:type="simple" xlink:href="http://www.storagenewsletter.com/news/disk/history-first-hdd-ibm-ramac-350"><text:span text:style-name="Internet_20_link"><text:span text:style-name="T24">http://www.storagenewsletter.com/news/disk/history-first-hdd-ibm-ramac-350</text:span></text:span></text:a></text:p>
      <text:p text:style-name="P23"/>
      <text:p text:style-name="P20"><text:a xlink:type="simple" xlink:href="http://blog.octo.com/cloud-computing-risques-juridiques/"><text:span text:style-name="Internet_20_link"><text:span text:style-name="T24">http://blog.octo.com/cloud-computing-risques-juridiques/</text:span></text:span></text:a></text:p>
      <text:p text:style-name="P23"/>
      <text:p text:style-name="P20"><text:a xlink:type="simple" xlink:href="http://www.cegid.fr/le-cloud-computingbr2-enjeux-et-points-de-vigilance/r1-3503.aspx"><text:span text:style-name="Internet_20_link"><text:span text:style-name="T24">http://www.cegid.fr/le-cloud-computingbr2-enjeux-et-points-de-vigilance/r1-3503.aspx</text:span></text:span></text:a></text:p>
      <text:p text:style-name="P23"/>
      <text:p text:style-name="P20"><text:a xlink:type="simple" xlink:href="http://www.blogpme.fr/10-inconvenients-du-cloud-computing-pour-les-pme/"><text:span text:style-name="Internet_20_link"><text:span text:style-name="T24">http://www.blogpme.fr/10-inconvenients-du-cloud-computing-pour-les-pme/</text:span></text:span></text:a></text:p>
      <text:p text:style-name="P22"/>
      <text:p text:style-name="P20"><text:a xlink:type="simple" xlink:href="http://www.direccte.gouv.fr/IMG/pdf/Monographie_cloud_computing.pdf"><text:span text:style-name="T24">http://www.direccte.gouv.fr/IMG/pdf/Monographie_cloud_computing.pdf</text:span></text:a></text:p>
      <text:p text:style-name="P23"/>
      <text:p text:style-name="P20"><text:a xlink:type="simple" xlink:href="http://www.wygwam.com/documents/cloud-computing.pdf"><text:span text:style-name="T24">http://www.wygwam.com/documents/cloud-computing.pdf</text:span></text:a></text:p>
      <text:p text:style-name="P23"/>
      <text:p text:style-name="P20"><text:a xlink:type="simple" xlink:href="http://www.cloudmagazine.fr/dotclear/public/livreblanc_cloud_v1.pdf"><text:span text:style-name="T24">http://www.cloudmagazine.fr/dotclear/public/livreblanc_cloud_v1.pdf</text:span></text:a></text:p>
      <text:p text:style-name="P23"/>
      <text:p text:style-name="P20"><text:a xlink:type="simple" xlink:href="http://www.us-cert.gov/sites/default/files/publications/CloudComputingHuthCebula.pdf"><text:span text:style-name="T24">http://www.us-cert.gov/sites/default/files/publications/CloudComputingHuthCebula.pdf</text:span></text:a></text:p>
      <text:p text:style-name="P23"/>
      <text:p text:style-name="P26"><text:a xlink:type="simple" xlink:href="http://www.clusif.asso.fr/fr/production/ouvrages/pdf/clusif-cloud-2010-securite.pdf"><text:span text:style-name="T25">http://www.clusif.asso.fr/fr/production/ouvrages/pdf/clusif-cloud-2010-securite.pdf</text:span></text:a></text:p>
      <text:p text:style-name="P24"/>
      <text:p text:style-name="P26"><text:a xlink:type="simple" xlink:href="http://fr.slideshare.net/innotech_conference/what-is-after-cloud-computing"><text:span text:style-name="T26">http://fr.slideshare.net/innotech_conference/what-is-after-cloud-computing</text:span></text:a></text:p>
      <text:p text:style-name="P26"><text:span text:style-name="T26"/></text:p>
      <text:p text:style-name="P27"><text:a xlink:type="simple" xlink:href="http://www.cnil.fr/fileadmin/images/la_cnil/actualite/Recommandations_pour_les_entreprises_qui_envisagent_de_souscrire_a_des_services_de_Cloud.pdf"><text:span text:style-name="T27">http://www.cnil.fr/fileadmin/images/la_cnil/actualite/Recommandations_pour_les_entreprises_qui_envisagent_de_souscrire_a_des_services_de_Cloud.pdf</text:span></text:a></text:p>
      <text:p text:style-name="P27"><text:span text:style-name="T26"/></text:p>
      <text:p text:style-name="P28"><text:soft-page-break/><text:a xlink:type="simple" xlink:href="http://www.reseaux-telecoms.net/actualites/imprimer-le-cloud-n-est-pas-l-avenir-de-l-informatique-selon-forrester-research-25798.html"><text:span text:style-name="T28">http://www.reseaux-telecoms.net/actualites/imprimer-le-cloud-n-est-pas-l-avenir-de-l-informatique-selon-forrester-research-25798.html</text:span></text:a></text:p>
      <text:p text:style-name="P28"><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21</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Windows_x86 LibreOffice_project/2ef5aff-a6fb0ff-166bdff-cf087ad-0f1389</meta:generator>
    <dc:date>2013-04-29T21:42:24.49</dc:date>
    <meta:editing-duration>PT1H39M31S</meta:editing-duration>
    <meta:editing-cycles>14</meta:editing-cycles>
    <meta:document-statistic meta:table-count="0" meta:image-count="0" meta:object-count="0" meta:page-count="21" meta:paragraph-count="90" meta:word-count="4679" meta:character-count="29958" meta:non-whitespace-character-count="25344"/>
  </office:meta>
</office:document-meta>
</file>